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“proglet” game</text:h>
      <text:p text:style-name="Standard"/>
      <text:p text:style-name="Standard">Cette proglet permet de créer des petits jeux vidéo facilement pour s'initier à la programmation.</text:p>
      <text:p text:style-name="Standard">Elle met à disposition deux fonctionnalités principales : </text:p>
      <text:list xml:id="list637819677" text:style-name="L1">
        <text:list-item>
          <text:p text:style-name="P2">La gestion intelligente des évènements</text:p>
        </text:list-item>
        <text:list-item>
          <text:p text:style-name="P2">La gestion du dessin d'images (“sprites”)</text:p>
        </text:list-item>
        <text:list-item>
          <text:p text:style-name="P2">La gestion des collections (Group – field – foreach)</text:p>
        </text:list-item>
      </text:list>
      <text:p text:style-name="Standard"/>
      <text:p text:style-name="Standard"/>
      <text:h text:style-name="Heading_20_2" text:outline-level="2">Gestion intelligente des évènements</text:h>
      <text:p text:style-name="Standard">La proglet permet de définir une fonction à exécuter lorsqu'un évènement se produit. Par exemple, on pourrait appeler la fonction tirer lorsque le joueur clique. Pour cela, on utilisera la syntaxe : </text:p>
      <text:p text:style-name="Standard">onClick(“tirer”);</text:p>
      <text:p text:style-name="Standard"/>
      <text:p text:style-name="Standard">La fonction reçoit de l'évènement un groupe de variables contenant la position du clic, le bouton pressé etc. Pour récupérer cet objet, on définit la fonction tirer de la manière suivante : </text:p>
      <text:p text:style-name="Standard">void tirer() {</text:p>
      <text:p text:style-name="Standard"><text:tab/>println(“x=”+mouseX()+” y=”+mouseY());</text:p>
      <text:p text:style-name="Standard">}</text:p>
      <text:p text:style-name="Standard"/>
      <text:p text:style-name="Standard">Les évènements disponibles sont : </text:p>
      <text:list xml:id="list1248305177" text:style-name="L2">
        <text:list-item>
          <text:p text:style-name="P3">onClick : Called whenever the user clicks within the game area</text:p>
        </text:list-item>
        <text:list-item>
          <text:p text:style-name="P3">onMouseEntered : Called whenever the mouse moves into the game area</text:p>
        </text:list-item>
        <text:list-item>
          <text:p text:style-name="P3">onMouseExited : Called whenever the mouse moves out of the game area</text:p>
        </text:list-item>
        <text:list-item>
          <text:p text:style-name="P3">onMousePressed : Called whenever a mouse button is pressed</text:p>
        </text:list-item>
        <text:list-item>
          <text:p text:style-name="P3">onMouseReleased : Called whenever a mouse button is released</text:p>
        </text:list-item>
        <text:list-item>
          <text:p text:style-name="P3">onMouseDown : Called once per frame if a mouse button is down (one signal will be sent per button)</text:p>
        </text:list-item>
        <text:list-item>
          <text:p text:style-name="P3">onMouseUp : Appellé une fois par frame si un bouton de la souris n'est pas enfoncé (un signal est envoyé pour chaque bouton non enfoncé)</text:p>
        </text:list-item>
        <text:list-item>
          <text:p text:style-name="P3">onMouseMove : Appellé à chaque fois que la souris bouge avec ou sans clic enfoncé</text:p>
        </text:list-item>
        <text:list-item>
          <text:p text:style-name="P3">onMouseDragged : Appellé à chaque fois que la souris bouge avec un clic enfoncé</text:p>
        </text:list-item>
        <text:list-item>
          <text:p text:style-name="P3">onKeyDown : Appellé une fois par frame si une touche du clavier est enfoncée (un signal est envoyé par touche enfoncée)</text:p>
        </text:list-item>
        <text:list-item>
          <text:p text:style-name="P3">onKeyUp : Appellé une fois par frame si une touche du clavier n'est pas enfoncée (un signal est envoyé pour chaque touche non enfoncée)</text:p>
        </text:list-item>
        <text:list-item>
          <text:p text:style-name="P3">onKeyPressed : Appellé lorsqu'une touche est pressée</text:p>
        </text:list-item>
        <text:list-item>
          <text:p text:style-name="P3">onKeyReleased : Appellé lorsqu'une touche est relâchée</text:p>
        </text:list-item>
        <text:list-item>
          <text:p text:style-name="P3">onKeyHit : Appellé lorsqu'une touche est pressée puis relâchée</text:p>
        </text:list-item>
        <text:list-item>
          <text:p text:style-name="P3">onFrame : Appellé à chaque frame</text:p>
        </text:list-item>
      </text:list>
      <text:p text:style-name="Standard"/>
      <text:h text:style-name="Heading_20_3" text:outline-level="3">Les types d'évènements</text:h>
      <text:p text:style-name="Standard">Un évènement est une action du joueur – clic, mouvement de souris, appui d'une touche clavier – qui <text:soft-page-break/>provoque une action dans le programme. Par exemple, on peut faire en sorte de provoquer l'arrêt du programme lors de l'appui sur la touche Echap. Il y a deux types d'évènements : </text:p>
      <text:p text:style-name="Standard"/>
      <text:p text:style-name="P8">Les évènements globaux</text:p>
      <text:p text:style-name="P7">Ils sont déclenchés lorsqu'une action a lieu n'importe où dans la zone de jeu. Par exemple, si le joueur doit se déplacer lorsque l'utilisateur bouge la souris, alors c'est un évènement global : peu importe où est la souris, il faut réagir si elle bouge. Pour déclarer un évènement global (dire qu'un faut y réagir), on utilise les <text:bookmark-start text:name="__DdeLink__72_1746738779"/><text:span text:style-name="T1">fonctions d'évènement listées en annexe</text:span> (par exemple onClick ou encore onMouseMove).<text:bookmark-end text:name="__DdeLink__72_1746738779"/> Ces fonctions sont en général appellées au début du programme. Elles sont appellées avec un seul paramètre : le nom de la <text:span text:style-name="T1">fonction de callback</text:span> (voir section ci-dessous). C'est la fonction qui est exécutée lorsque l'évènement est déclenché.</text:p>
      <text:p text:style-name="P7"/>
      <text:p text:style-name="P8">Les évènements spécifiques</text:p>
      <text:p text:style-name="Standard"><text:span text:style-name="T3">Les évènements spécifiques sont déclenchés lorsqu'une action a lieu à un endroit précis de la zone de jeu. Par exemple, si l'ennemi doit disparaître lorsque l'utilisateur clique dessus, alors c'est un évènement spécifique : l'évènement ne doit être déclenché que si le clic a lieu sur l'ennemi. De plus, seul l'ennemi sur lequel on a cliqué doit disparaître. Pour déclarer un évènement spécifique, on utilise les </text:span><text:span text:style-name="T4">fonctions d'évènement listées en annexe</text:span><text:span text:style-name="T3"> (par exemple onClick ou encore onMouseMove) </text:span><text:span text:style-name="T4">sur un objet</text:span><text:span text:style-name="T3"> (par exemple un Sprite (une image) ou sur un Oval (un ovale) ou un Rect (un rectangle)). Elles sont appelées avec un paramètre : lle nom de la </text:span><text:span text:style-name="T4">fonction de callback</text:span><text:span text:style-name="T3"> (voir section ci-dessous). C'est la fonction qui est exécutée lorsque l'évènement est déclenché.</text:span></text:p>
      <text:p text:style-name="Standard"><text:span text:style-name="T3">Un deuxième paramètre peut être spécifié : s'il vaut 'true' la fonction de callback sera exécutée même si l'évènement n'a pas lieu dans la zone de l'objet. L'utilité d'une telle fonctionnalité est détaillée dans la section 'callback'.</text:span></text:p>
      <text:p text:style-name="Standard"><text:span text:style-name="T3">Dans le cas d'un évènement clavier, l'évènement n'est déclenché que si le pointeur de la souris est sur l'objet.</text:span></text:p>
      <text:h text:style-name="Heading_20_3" text:outline-level="3">La fonction de callback</text:h>
      <text:p text:style-name="P1">Dans le cas d'un évènement global</text:p>
      <text:p text:style-name="Standard">La conftion de callback est une fonction définie par l'utilisateur qui est appelée automatiquement par le système lorsqu'un évènement se produit. Par exemple, le code : </text:p>
      <text:p text:style-name="Code">onClick(“quitter”);</text:p>
      <text:p text:style-name="Standard">provoque l'appel de la fonction quitter() lorsque le joueur clique dans la zone de jeu. La fonction doit être déclarée 'public' (ou non spécifié) <text:s/>: </text:p>
      <text:p text:style-name="Code">void quitter() {<text:tab/><text:tab/>//OK</text:p>
      <text:p text:style-name="Code">}</text:p>
      <text:p text:style-name="Code">public void quitter() {<text:tab/>//OK</text:p>
      <text:p text:style-name="Code">}</text:p>
      <text:p text:style-name="Code">private void quitter() {<text:tab/>//ERREUR</text:p>
      <text:p text:style-name="Code">}</text:p>
      <text:p text:style-name="Code">protected void quitter() {<text:tab/>//ERREUR</text:p>
      <text:p text:style-name="Code">}</text:p>
      <text:p text:style-name="Standard">et doit ne prendre aucun paramètre. Elle peut renvoyer une valeur mais cette dernière ne sera pas prise en compte.</text:p>
      <text:p text:style-name="Standard"/>
      <text:p text:style-name="P8">Dans le cas d'un évènenement spécifique</text:p>
      <text:p text:style-name="P9">La fonction de callback d'un évènement spécifique peut reçevoir un paramètre</text:p>
      <text:p text:style-name="Standard"/>
      <text:p text:style-name="Standard"/>
      <text:p text:style-name="Standard"><text:soft-page-break/></text:p>
      <text:p text:style-name="Standard">Ces évènements peuvent être appelés de trois manières : </text:p>
      <text:list xml:id="list2084030963" text:style-name="L3">
        <text:list-item>
          <text:p text:style-name="P4">Directement depuis le programme : </text:p>
        </text:list-item>
      </text:list>
      <text:p text:style-name="Code">void main() {</text:p>
      <text:p text:style-name="Code"><text:tab/>onClick(“quitter”);</text:p>
      <text:p text:style-name="Code">}</text:p>
      <text:list xml:id="list906297684" text:style-name="L4">
        <text:list-item>
          <text:p text:style-name="P5">Sur un objet : </text:p>
        </text:list-item>
      </text:list>
      <text:p text:style-name="Code">void avancer(Sprite elephant) {</text:p>
      <text:p text:style-name="Code">}</text:p>
      <text:p text:style-name="Code">void main() {</text:p>
      <text:p text:style-name="Code"><text:tab/>Sprite s=new Sprite(0,0,50,50);</text:p>
      <text:p text:style-name="Code"><text:tab/>s.load(“elephant.png”);</text:p>
      <text:p text:style-name="Code"><text:tab/>s.onClick(“avancer”);</text:p>
      <text:p text:style-name="Code">}</text:p>
      <text:p text:style-name="Standard"><text:tab/>Dans ce cas la fonction n'est appellée que si le curseur est sur l'objet durant l'évènement.</text:p>
      <text:list xml:id="list842536208" text:style-name="L5">
        <text:list-item>
          <text:p text:style-name="P6">Sur une collection :</text:p>
          <text:p text:style-name="P6"/>
        </text:list-item>
      </text:list>
      <text:p text:style-name="Code">void mourir(Sprite cible, Collection cibles) {</text:p>
      <text:p text:style-name="Code"><text:tab/>cible.hide();</text:p>
      <text:p text:style-name="Code"><text:tab/>cibles.remove(cible);</text:p>
      <text:p text:style-name="Code">}</text:p>
      <text:p text:style-name="Code">void main() {</text:p>
      <text:p text:style-name="Code"><text:tab/>Collection cibles=new Collection();</text:p>
      <text:p text:style-name="Code"><text:tab/>for (int i=0; i&lt;10; i++) {</text:p>
      <text:p text:style-name="Code"><text:tab/><text:tab/>Sprite ennemi=new Sprite(random(0,500),random(0,500),50,50);</text:p>
      <text:p text:style-name="Code"><text:tab/><text:tab/>ennemi.load(“ennemi.png”);</text:p>
      <text:p text:style-name="Code"><text:tab/><text:tab/>cibles.add(ennemi);</text:p>
      <text:p text:style-name="Code"><text:tab/>}</text:p>
      <text:p text:style-name="Code"><text:tab/>cibles.onClick(“mourir”);</text:p>
      <text:p text:style-name="Code"><text:bookmark-start text:name="__DdeLink__70_1746738779"/>}<text:bookmark-end text:name="__DdeLink__70_17467387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class="text" style:master-page-name="">
      <style:paragraph-properties fo:margin-left="1in" fo:margin-right="0in" fo:orphans="4" fo:widows="4" fo:text-indent="0in" style:auto-text-indent="false" style:page-number="auto"/>
      <style:text-properties style:font-name="Nimbus Roman No9 L" fo:font-size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6:37:58</meta:creation-date>
    <dc:date>2011-07-07T15:59:32</dc:date>
    <meta:editing-duration>P2DT4H58M23S</meta:editing-duration>
    <meta:editing-cycles>12</meta:editing-cycles>
    <meta:generator>OpenOffice.org/3.3$Unix OpenOffice.org_project/330m20$Build-9567</meta:generator>
    <meta:document-statistic meta:table-count="0" meta:image-count="0" meta:object-count="0" meta:page-count="3" meta:paragraph-count="81" meta:word-count="901" meta:character-count="5556"/>
  </office:meta>
</office:document-meta>
</file>